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rbel" svg:font-family="Corbe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officeooo:rsid="00078f41" officeooo:paragraph-rsid="00078f41" style:font-size-asian="17.5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rial" fo:font-size="16pt" style:text-underline-style="none" officeooo:rsid="00078f41" officeooo:paragraph-rsid="00078f41" style:font-size-asian="14pt" style:font-size-complex="16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instorming</text:p>
      <text:p text:style-name="P1"/>
      <text:list text:style-name="L1">
        <text:list-item>
          <text:p text:style-name="P2">Key ideas:</text:p>
        </text:list-item>
        <text:list-item>
          <text:p text:style-name="P2">Polluting factory, spoils landscape in the world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rbel" svg:font-family="Corbe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orbel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orbel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rbel" fo:font-family="Corbe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rbel" fo:font-family="Corbe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rbel" fo:font-family="Corbe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rbel" fo:font-family="Corbel" style:font-family-generic="swiss"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16:00:31.080000000</meta:creation-date>
    <dc:date>2025-01-25T16:51:59.211000000</dc:date>
    <meta:editing-duration>PT41M</meta:editing-duration>
    <meta:editing-cycles>1</meta:editing-cycles>
    <meta:document-statistic meta:table-count="0" meta:image-count="0" meta:object-count="0" meta:page-count="1" meta:paragraph-count="4" meta:word-count="13" meta:character-count="74" meta:non-whitespace-character-count="67"/>
    <meta:generator>LibreOffice/24.8.4.2$Windows_X86_64 LibreOffice_project/bb3cfa12c7b1bf994ecc5649a80400d06cd71002</meta:generator>
  </office:meta>
</office:document-meta>
</file>